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6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01in"/>
    </style:style>
    <style:style style:name="TBL_0_0_col_3" style:family="table-column">
      <style:table-column-properties style:column-width="0.12in"/>
    </style:style>
    <style:style style:name="TBL_0_0_col_4" style:family="table-column">
      <style:table-column-properties style:column-width="0.29in"/>
    </style:style>
    <style:style style:name="TBL_0_0_col_5" style:family="table-column">
      <style:table-column-properties style:column-width="0.52in"/>
    </style:style>
    <style:style style:name="TBL_0_0_col_6" style:family="table-column">
      <style:table-column-properties style:column-width="0.93in"/>
    </style:style>
    <style:style style:name="TBL_0_0_col_7" style:family="table-column">
      <style:table-column-properties style:column-width="0.73in"/>
    </style:style>
    <style:style style:name="TBL_0_0_col_8" style:family="table-column">
      <style:table-column-properties style:column-width="1.45in"/>
    </style:style>
    <style:style style:name="TBL_0_0_col_9" style:family="table-column">
      <style:table-column-properties style:column-width="0.75in"/>
    </style:style>
    <style:style style:name="TBL_0_0_col_10" style:family="table-column">
      <style:table-column-properties style:column-width="0.86in"/>
    </style:style>
    <style:style style:name="TBL_0_0_col_11" style:family="table-column">
      <style:table-column-properties style:column-width="0.73in"/>
    </style:style>
    <style:style style:name="TBL_0_0_col_12" style:family="table-column">
      <style:table-column-properties style:column-width="0.01in"/>
    </style:style>
    <style:style style:name="TBL_0_0_col_13" style:family="table-column">
      <style:table-column-properties style:column-width="0.5in"/>
    </style:style>
    <style:style style:name="TBL_0_0_col_14" style:family="table-column">
      <style:table-column-properties style:column-width="0.45in"/>
    </style:style>
    <style:style style:name="TBL_0_0_col_15" style:family="table-column">
      <style:table-column-properties style:column-width="0.01in"/>
    </style:style>
    <style:style style:name="TBL_0_0_col_16" style:family="table-column">
      <style:table-column-properties style:column-width="0.27in"/>
    </style:style>
    <style:style style:name="TBL_0_0_col_17" style:family="table-column">
      <style:table-column-properties style:column-width="0.01in"/>
    </style:style>
    <style:style style:name="TBL_0_0_col_18" style:family="table-column">
      <style:table-column-properties style:column-width="0.27in"/>
    </style:style>
    <style:style style:name="TBL_0_0_row_0" style:family="table-row">
      <style:table-row-properties style:use-optimal-row-height="false" style:row-height="0.26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04in"/>
    </style:style>
    <style:style style:name="TBL_0_0_row_2" style:family="table-row">
      <style:table-row-properties style:use-optimal-row-height="false" style:row-height="0.27in"/>
    </style:style>
    <style:style style:name="TBL_0_0_row_3" style:family="table-row">
      <style:table-row-properties style:use-optimal-row-height="false" style:row-height="0.36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4.0pt" style:font-size-asian="14.0pt" style:font-size-complex="14.0pt" fo:font-weight="bold">
</style:text-properties>
    </style:style>
    <style:style style:name="TBL_0_0_row_4" style:family="table-row">
      <style:table-row-properties style:use-optimal-row-height="false" style:row-height="0.25in"/>
    </style:style>
    <style:style style:name="TBL_0_0_row_5" style:family="table-row">
      <style:table-row-properties style:use-optimal-row-height="false" style:row-height="0.01in"/>
    </style:style>
    <style:style style:name="TBL_0_0_row_6" style:family="table-row">
      <style:table-row-properties style:use-optimal-row-height="false" style:row-height="0.06in"/>
    </style:style>
    <style:style style:name="TBL_0_0_row_7" style:family="table-row">
      <style:table-row-properties style:use-optimal-row-height="false" style:row-height="0.16in"/>
    </style:style>
    <style:style style:name="C2" style:family="table-cell">
      <style:table-cell-properties fo:wrap-option="wrap" style:shrink-to-fit="false" fo:border-top="0.013888888888888888in solid #000000" fo:padding-top="0.0in" fo:border-left="0.013888888888888888in solid #000000" fo:padding-left="0.0in" fo:border-bottom="0.013888888888888888in solid #000000" fo:padding-bottom="0.0in" fo:padding-right="0.0in" style:vertical-align="middle"/>
      <style:paragraph-properties fo:text-align="center"/>
    </style:style>
    <style:style style:name="T1" style:family="text">
      <style:text-properties style:font-name="SansSerif" fo:font-size="8.0pt" style:font-size-asian="8.0pt" style:font-size-complex="8.0pt" fo:font-weight="bold">
</style:text-properties>
    </style:style>
    <style:style style:name="C3" style:family="table-cell">
      <style:table-cell-properties fo:wrap-option="wrap" style:shrink-to-fit="false" fo:border-top="0.013888888888888888in solid #000000" fo:padding-top="0.0in" fo:padding-left="0.0in" fo:border-bottom="0.013888888888888888in solid #000000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4" style:family="table-cell">
      <style:table-cell-properties fo:wrap-option="wrap" style:shrink-to-fit="false" fo:border-top="0.013888888888888888in solid #000000" fo:padding-top="0.0in" fo:padding-left="0.0in" fo:border-bottom="0.013888888888888888in solid #000000" fo:padding-bottom="0.0in" fo:padding-right="0.0in" style:vertical-align="top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5" style:family="table-cell">
      <style:table-cell-properties fo:wrap-option="wrap" style:shrink-to-fit="false" fo:border-top="0.013888888888888888in solid #000000" fo:padding-top="0.0in" fo:padding-left="0.0in" fo:border-bottom="0.013888888888888888in solid #000000" fo:padding-bottom="0.0in" fo:border-right="0.013888888888888888in solid #000000" fo:padding-right="0.0in" style:vertical-align="top"/>
      <style:paragraph-properties fo:text-align="start"/>
    </style:style>
    <style:style style:name="TBL_0_0_row_8" style:family="table-row">
      <style:table-row-properties style:use-optimal-row-height="false" style:row-height="0.16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T2" style:family="text">
      <style:text-properties style:font-name="SansSerif" fo:font-size="8.0pt" style:font-size-asian="8.0pt" style:font-size-complex="8.0pt">
</style:text-properties>
    </style:style>
    <style:style style:name="C7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C8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3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9" style:family="table-row">
      <style:table-row-properties style:use-optimal-row-height="false" style:row-height="0.16in"/>
    </style:style>
    <style:style style:name="TBL_0_0_row_10" style:family="table-row">
      <style:table-row-properties style:use-optimal-row-height="false" style:row-height="0.16in"/>
    </style:style>
    <style:style style:name="TBL_0_0_row_11" style:family="table-row">
      <style:table-row-properties style:use-optimal-row-height="false" style:row-height="0.16in"/>
    </style:style>
    <style:style style:name="TBL_0_0_row_12" style:family="table-row">
      <style:table-row-properties style:use-optimal-row-height="false" style:row-height="0.16in"/>
    </style:style>
    <style:style style:name="TBL_0_0_row_13" style:family="table-row">
      <style:table-row-properties style:use-optimal-row-height="false" style:row-height="0.16in"/>
    </style:style>
    <style:style style:name="TBL_0_0_row_14" style:family="table-row">
      <style:table-row-properties style:use-optimal-row-height="false" style:row-height="0.16in"/>
    </style:style>
    <style:style style:name="TBL_0_0_row_15" style:family="table-row">
      <style:table-row-properties style:use-optimal-row-height="false" style:row-height="0.16in"/>
    </style:style>
    <style:style style:name="TBL_0_0_row_16" style:family="table-row">
      <style:table-row-properties style:use-optimal-row-height="false" style:row-height="0.16in"/>
    </style:style>
    <style:style style:name="TBL_0_0_row_17" style:family="table-row">
      <style:table-row-properties style:use-optimal-row-height="false" style:row-height="0.16in"/>
    </style:style>
    <style:style style:name="TBL_0_0_row_18" style:family="table-row">
      <style:table-row-properties style:use-optimal-row-height="false" style:row-height="0.16in"/>
    </style:style>
    <style:style style:name="TBL_0_0_row_19" style:family="table-row">
      <style:table-row-properties style:use-optimal-row-height="false" style:row-height="0.16in"/>
    </style:style>
    <style:style style:name="TBL_0_0_row_20" style:family="table-row">
      <style:table-row-properties style:use-optimal-row-height="false" style:row-height="0.16in"/>
    </style:style>
    <style:style style:name="TBL_0_0_row_21" style:family="table-row">
      <style:table-row-properties style:use-optimal-row-height="false" style:row-height="5.86in"/>
    </style:style>
    <style:style style:name="TBL_0_0_row_22" style:family="table-row">
      <style:table-row-properties style:use-optimal-row-height="false" style:row-height="1.59in"/>
    </style:style>
    <style:style style:name="G0" style:family="graphic" style:parent-style-name="Graphics">
      <style:graphic-properties draw:fill-color="#null" style:horizontal-pos="center" style:horizontal-rel="paragraph" style:vertical-pos="top" style:vertical-rel="paragraph" svg:stroke-color="#000000" draw:stroke="solid" draw:stroke-dash="Dashed" svg:stroke-width="0.0in"/>
    </style:style>
    <style:style style:name="TBL_0_0_row_23" style:family="table-row">
      <style:table-row-properties style:use-optimal-row-height="false" style:row-height="0.16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1" table:number-columns-spanned="14">
            <text:p text:style-name="P0"><text:bookmark text:name="JR_PAGE_ANCHOR_0_1"/><text:span text:style-name="T0">REPORTE MARGENES REFERENCI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2" table:number-columns-spanned="2">
            <text:p text:style-name="P0"><text:span text:style-name="T1">PLU</text:span></text:p>
          </table:table-cell>
          <table:covered-table-cell/>
          <table:table-cell table:style-name="C3">
            <text:p text:style-name="P1"><text:span text:style-name="T1">FICHA</text:span></text:p>
          </table:table-cell>
          <table:table-cell table:style-name="C4" table:number-columns-spanned="2">
            <text:p text:style-name="P2"><text:span text:style-name="T1">CLIENTE</text:span></text:p>
          </table:table-cell>
          <table:covered-table-cell/>
          <table:table-cell table:style-name="C4">
            <text:p text:style-name="P2"><text:span text:style-name="T1">NOMBRE REFERENCIA</text:span></text:p>
          </table:table-cell>
          <table:table-cell table:style-name="C3">
            <text:p text:style-name="P1"><text:span text:style-name="T1">ANCHO</text:span></text:p>
          </table:table-cell>
          <table:table-cell table:style-name="C3">
            <text:p text:style-name="P1"><text:span text:style-name="T1">LARGO</text:span></text:p>
          </table:table-cell>
          <table:table-cell table:style-name="C3" table:number-columns-spanned="2">
            <text:p text:style-name="P1"><text:span text:style-name="T1">CALIBRE</text:span></text:p>
          </table:table-cell>
          <table:covered-table-cell/>
          <table:table-cell table:style-name="C3">
            <text:p text:style-name="P1"><text:span text:style-name="T1">REF</text:span></text:p>
          </table:table-cell>
          <table:table-cell table:style-name="C5" table:number-columns-spanned="4">
            <text:p text:style-name="P2"><text:span text:style-name="T1">MARGEN 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6" table:number-columns-spanned="3">
            <text:p text:style-name="P1"><text:span text:style-name="T2">13</text:span></text:p>
          </table:table-cell>
          <table:covered-table-cell/>
          <table:covered-table-cell/>
          <table:table-cell table:style-name="C6">
            <text:p text:style-name="P1"><text:span text:style-name="T2">865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COD 2405004 ARROBERA </text:span></text:p>
          </table:table-cell>
          <table:table-cell table:style-name="C6">
            <text:p text:style-name="P1"><text:span text:style-name="T2">18.0</text:span></text:p>
          </table:table-cell>
          <table:table-cell table:style-name="C6">
            <text:p text:style-name="P1"><text:span text:style-name="T2">55.0</text:span></text:p>
          </table:table-cell>
          <table:table-cell table:style-name="C6" table:number-columns-spanned="2">
            <text:p text:style-name="P1"><text:span text:style-name="T2">2.0</text:span></text:p>
          </table:table-cell>
          <table:covered-table-cell/>
          <table:table-cell table:style-name="C6">
            <text:p text:style-name="P1"><text:span text:style-name="T2">BBDL</text:span></text:p>
          </table:table-cell>
          <table:table-cell table:style-name="C8" table:number-columns-spanned="2">
            <text:p text:style-name="P3"><text:span text:style-name="T2">6.71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6" table:number-columns-spanned="3">
            <text:p text:style-name="P1"><text:span text:style-name="T2">12</text:span></text:p>
          </table:table-cell>
          <table:covered-table-cell/>
          <table:covered-table-cell/>
          <table:table-cell table:style-name="C6">
            <text:p text:style-name="P1"><text:span text:style-name="T2">4927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COD. 2405001 ARROBERA </text:span></text:p>
          </table:table-cell>
          <table:table-cell table:style-name="C6">
            <text:p text:style-name="P1"><text:span text:style-name="T2">21.8</text:span></text:p>
          </table:table-cell>
          <table:table-cell table:style-name="C6">
            <text:p text:style-name="P1"><text:span text:style-name="T2">60.0</text:span></text:p>
          </table:table-cell>
          <table:table-cell table:style-name="C6" table:number-columns-spanned="2">
            <text:p text:style-name="P1"><text:span text:style-name="T2">2.0</text:span></text:p>
          </table:table-cell>
          <table:covered-table-cell/>
          <table:table-cell table:style-name="C6">
            <text:p text:style-name="P1"><text:span text:style-name="T2">BBDL</text:span></text:p>
          </table:table-cell>
          <table:table-cell table:style-name="C8" table:number-columns-spanned="2">
            <text:p text:style-name="P3"><text:span text:style-name="T2">18.0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6" table:number-columns-spanned="3">
            <text:p text:style-name="P1"><text:span text:style-name="T2">15</text:span></text:p>
          </table:table-cell>
          <table:covered-table-cell/>
          <table:covered-table-cell/>
          <table:table-cell table:style-name="C6">
            <text:p text:style-name="P1"><text:span text:style-name="T2">3571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SEMITUBULAR  2 METROS </text:span></text:p>
          </table:table-cell>
          <table:table-cell table:style-name="C6">
            <text:p text:style-name="P1"><text:span text:style-name="T2">200.0</text:span></text:p>
          </table:table-cell>
          <table:table-cell table:style-name="C6">
            <text:p text:style-name="P1"><text:span text:style-name="T2">0.0</text:span></text:p>
          </table:table-cell>
          <table:table-cell table:style-name="C6" table:number-columns-spanned="2">
            <text:p text:style-name="P1"><text:span text:style-name="T2">6.0</text:span></text:p>
          </table:table-cell>
          <table:covered-table-cell/>
          <table:table-cell table:style-name="C6">
            <text:p text:style-name="P1"><text:span text:style-name="T2">STBDLP</text:span></text:p>
          </table:table-cell>
          <table:table-cell table:style-name="C8" table:number-columns-spanned="2">
            <text:p text:style-name="P3"><text:span text:style-name="T2">18.08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6" table:number-columns-spanned="3">
            <text:p text:style-name="P1"><text:span text:style-name="T2">4</text:span></text:p>
          </table:table-cell>
          <table:covered-table-cell/>
          <table:covered-table-cell/>
          <table:table-cell table:style-name="C6">
            <text:p text:style-name="P1"><text:span text:style-name="T2">877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2405002 ARROBERA </text:span></text:p>
          </table:table-cell>
          <table:table-cell table:style-name="C6">
            <text:p text:style-name="P1"><text:span text:style-name="T2">21.0</text:span></text:p>
          </table:table-cell>
          <table:table-cell table:style-name="C6">
            <text:p text:style-name="P1"><text:span text:style-name="T2">60.0</text:span></text:p>
          </table:table-cell>
          <table:table-cell table:style-name="C6" table:number-columns-spanned="2">
            <text:p text:style-name="P1"><text:span text:style-name="T2">2.0</text:span></text:p>
          </table:table-cell>
          <table:covered-table-cell/>
          <table:table-cell table:style-name="C6">
            <text:p text:style-name="P1"><text:span text:style-name="T2">BBDI</text:span></text:p>
          </table:table-cell>
          <table:table-cell table:style-name="C8" table:number-columns-spanned="2">
            <text:p text:style-name="P3"><text:span text:style-name="T2">18.12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6" table:number-columns-spanned="3">
            <text:p text:style-name="P1"><text:span text:style-name="T2">14</text:span></text:p>
          </table:table-cell>
          <table:covered-table-cell/>
          <table:covered-table-cell/>
          <table:table-cell table:style-name="C6">
            <text:p text:style-name="P1"><text:span text:style-name="T2">3489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COD 2500002 DOBLE </text:span></text:p>
          </table:table-cell>
          <table:table-cell table:style-name="C6">
            <text:p text:style-name="P1"><text:span text:style-name="T2">34.0</text:span></text:p>
          </table:table-cell>
          <table:table-cell table:style-name="C6">
            <text:p text:style-name="P1"><text:span text:style-name="T2">74.0</text:span></text:p>
          </table:table-cell>
          <table:table-cell table:style-name="C6" table:number-columns-spanned="2">
            <text:p text:style-name="P1"><text:span text:style-name="T2">3.0</text:span></text:p>
          </table:table-cell>
          <table:covered-table-cell/>
          <table:table-cell table:style-name="C6">
            <text:p text:style-name="P1"><text:span text:style-name="T2">BBDL</text:span></text:p>
          </table:table-cell>
          <table:table-cell table:style-name="C8" table:number-columns-spanned="2">
            <text:p text:style-name="P3"><text:span text:style-name="T2">18.15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6" table:number-columns-spanned="3">
            <text:p text:style-name="P1"><text:span text:style-name="T2">19</text:span></text:p>
          </table:table-cell>
          <table:covered-table-cell/>
          <table:covered-table-cell/>
          <table:table-cell table:style-name="C6">
            <text:p text:style-name="P1"><text:span text:style-name="T2">1097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ARROBERA NORMAL SIN </text:span></text:p>
          </table:table-cell>
          <table:table-cell table:style-name="C6">
            <text:p text:style-name="P1"><text:span text:style-name="T2">21.3</text:span></text:p>
          </table:table-cell>
          <table:table-cell table:style-name="C6">
            <text:p text:style-name="P1"><text:span text:style-name="T2">60.0</text:span></text:p>
          </table:table-cell>
          <table:table-cell table:style-name="C6" table:number-columns-spanned="2">
            <text:p text:style-name="P1"><text:span text:style-name="T2">2.0</text:span></text:p>
          </table:table-cell>
          <table:covered-table-cell/>
          <table:table-cell table:style-name="C6">
            <text:p text:style-name="P1"><text:span text:style-name="T2">BBDL</text:span></text:p>
          </table:table-cell>
          <table:table-cell table:style-name="C8" table:number-columns-spanned="2">
            <text:p text:style-name="P3"><text:span text:style-name="T2">19.45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6" table:number-columns-spanned="3">
            <text:p text:style-name="P1"><text:span text:style-name="T2">17</text:span></text:p>
          </table:table-cell>
          <table:covered-table-cell/>
          <table:covered-table-cell/>
          <table:table-cell table:style-name="C6">
            <text:p text:style-name="P1"><text:span text:style-name="T2">5900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COD.2405004 BOLSA </text:span></text:p>
          </table:table-cell>
          <table:table-cell table:style-name="C6">
            <text:p text:style-name="P1"><text:span text:style-name="T2">21.0</text:span></text:p>
          </table:table-cell>
          <table:table-cell table:style-name="C6">
            <text:p text:style-name="P1"><text:span text:style-name="T2">50.0</text:span></text:p>
          </table:table-cell>
          <table:table-cell table:style-name="C6" table:number-columns-spanned="2">
            <text:p text:style-name="P1"><text:span text:style-name="T2">2.0</text:span></text:p>
          </table:table-cell>
          <table:covered-table-cell/>
          <table:table-cell table:style-name="C6">
            <text:p text:style-name="P1"><text:span text:style-name="T2">BBDL</text:span></text:p>
          </table:table-cell>
          <table:table-cell table:style-name="C8" table:number-columns-spanned="2">
            <text:p text:style-name="P3"><text:span text:style-name="T2">21.81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6" table:number-columns-spanned="3">
            <text:p text:style-name="P1"><text:span text:style-name="T2">1</text:span></text:p>
          </table:table-cell>
          <table:covered-table-cell/>
          <table:covered-table-cell/>
          <table:table-cell table:style-name="C6">
            <text:p text:style-name="P1"><text:span text:style-name="T2">1196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COD 2400001 BOLSA </text:span></text:p>
          </table:table-cell>
          <table:table-cell table:style-name="C6">
            <text:p text:style-name="P1"><text:span text:style-name="T2">22.5</text:span></text:p>
          </table:table-cell>
          <table:table-cell table:style-name="C6">
            <text:p text:style-name="P1"><text:span text:style-name="T2">63.0</text:span></text:p>
          </table:table-cell>
          <table:table-cell table:style-name="C6" table:number-columns-spanned="2">
            <text:p text:style-name="P1"><text:span text:style-name="T2">2.0</text:span></text:p>
          </table:table-cell>
          <table:covered-table-cell/>
          <table:table-cell table:style-name="C6">
            <text:p text:style-name="P1"><text:span text:style-name="T2">BBDL</text:span></text:p>
          </table:table-cell>
          <table:table-cell table:style-name="C8" table:number-columns-spanned="2">
            <text:p text:style-name="P3"><text:span text:style-name="T2">22.0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6" table:number-columns-spanned="3">
            <text:p text:style-name="P1"><text:span text:style-name="T2">6</text:span></text:p>
          </table:table-cell>
          <table:covered-table-cell/>
          <table:covered-table-cell/>
          <table:table-cell table:style-name="C6">
            <text:p text:style-name="P1"><text:span text:style-name="T2">7111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STRETCH 45X450X0.6</text:span></text:p>
          </table:table-cell>
          <table:table-cell table:style-name="C6">
            <text:p text:style-name="P1"><text:span text:style-name="T2">45.0</text:span></text:p>
          </table:table-cell>
          <table:table-cell table:style-name="C6">
            <text:p text:style-name="P1"><text:span text:style-name="T2">450.0</text:span></text:p>
          </table:table-cell>
          <table:table-cell table:style-name="C6" table:number-columns-spanned="2">
            <text:p text:style-name="P1"><text:span text:style-name="T2">0.6</text:span></text:p>
          </table:table-cell>
          <table:covered-table-cell/>
          <table:table-cell table:style-name="C6">
            <text:p text:style-name="P1"><text:span text:style-name="T2">STRETC</text:span></text:p>
          </table:table-cell>
          <table:table-cell table:style-name="C8" table:number-columns-spanned="2">
            <text:p text:style-name="P3"><text:span text:style-name="T2">25.53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6" table:number-columns-spanned="3">
            <text:p text:style-name="P1"><text:span text:style-name="T2">5</text:span></text:p>
          </table:table-cell>
          <table:covered-table-cell/>
          <table:covered-table-cell/>
          <table:table-cell table:style-name="C6">
            <text:p text:style-name="P1"><text:span text:style-name="T2">5815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27502 ARROBERA </text:span></text:p>
          </table:table-cell>
          <table:table-cell table:style-name="C6">
            <text:p text:style-name="P1"><text:span text:style-name="T2">21.0</text:span></text:p>
          </table:table-cell>
          <table:table-cell table:style-name="C6">
            <text:p text:style-name="P1"><text:span text:style-name="T2">60.0</text:span></text:p>
          </table:table-cell>
          <table:table-cell table:style-name="C6" table:number-columns-spanned="2">
            <text:p text:style-name="P1"><text:span text:style-name="T2">2.0</text:span></text:p>
          </table:table-cell>
          <table:covered-table-cell/>
          <table:table-cell table:style-name="C6">
            <text:p text:style-name="P1"><text:span text:style-name="T2">BBDL</text:span></text:p>
          </table:table-cell>
          <table:table-cell table:style-name="C8" table:number-columns-spanned="2">
            <text:p text:style-name="P3"><text:span text:style-name="T2">31.3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6" table:number-columns-spanned="3">
            <text:p text:style-name="P1"><text:span text:style-name="T2">16</text:span></text:p>
          </table:table-cell>
          <table:covered-table-cell/>
          <table:covered-table-cell/>
          <table:table-cell table:style-name="C6">
            <text:p text:style-name="P1"><text:span text:style-name="T2">1212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BOLSA 8X13 CON CINTA</text:span></text:p>
          </table:table-cell>
          <table:table-cell table:style-name="C6">
            <text:p text:style-name="P1"><text:span text:style-name="T2">8.0</text:span></text:p>
          </table:table-cell>
          <table:table-cell table:style-name="C6">
            <text:p text:style-name="P1"><text:span text:style-name="T2">13.0</text:span></text:p>
          </table:table-cell>
          <table:table-cell table:style-name="C6" table:number-columns-spanned="2">
            <text:p text:style-name="P1"><text:span text:style-name="T2">1.5</text:span></text:p>
          </table:table-cell>
          <table:covered-table-cell/>
          <table:table-cell table:style-name="C6">
            <text:p text:style-name="P1"><text:span text:style-name="T2">BPPL</text:span></text:p>
          </table:table-cell>
          <table:table-cell table:style-name="C8" table:number-columns-spanned="2">
            <text:p text:style-name="P3"><text:span text:style-name="T2">32.5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6" table:number-columns-spanned="3">
            <text:p text:style-name="P1"><text:span text:style-name="T2">7</text:span></text:p>
          </table:table-cell>
          <table:covered-table-cell/>
          <table:covered-table-cell/>
          <table:table-cell table:style-name="C6">
            <text:p text:style-name="P1"><text:span text:style-name="T2">1807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DOBLE ARROBERA </text:span></text:p>
          </table:table-cell>
          <table:table-cell table:style-name="C6">
            <text:p text:style-name="P1"><text:span text:style-name="T2">34.0</text:span></text:p>
          </table:table-cell>
          <table:table-cell table:style-name="C6">
            <text:p text:style-name="P1"><text:span text:style-name="T2">80.0</text:span></text:p>
          </table:table-cell>
          <table:table-cell table:style-name="C6" table:number-columns-spanned="2">
            <text:p text:style-name="P1"><text:span text:style-name="T2">3.0</text:span></text:p>
          </table:table-cell>
          <table:covered-table-cell/>
          <table:table-cell table:style-name="C6">
            <text:p text:style-name="P1"><text:span text:style-name="T2">BBDL</text:span></text:p>
          </table:table-cell>
          <table:table-cell table:style-name="C8" table:number-columns-spanned="2">
            <text:p text:style-name="P3"><text:span text:style-name="T2">38.56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6" table:number-columns-spanned="3">
            <text:p text:style-name="P1"><text:span text:style-name="T2">35</text:span></text:p>
          </table:table-cell>
          <table:covered-table-cell/>
          <table:covered-table-cell/>
          <table:table-cell table:style-name="C6">
            <text:p text:style-name="P1"><text:span text:style-name="T2">4824</text:span></text:p>
          </table:table-cell>
          <table:table-cell table:style-name="C7" table:number-columns-spanned="2">
            <text:p text:style-name="P2"><text:span text:style-name="T2">ABURRA LTDA</text:span></text:p>
          </table:table-cell>
          <table:covered-table-cell/>
          <table:table-cell table:style-name="C7">
            <text:p text:style-name="P2"><text:span text:style-name="T2">BOLSA SIN IMPRESION </text:span></text:p>
          </table:table-cell>
          <table:table-cell table:style-name="C6">
            <text:p text:style-name="P1"><text:span text:style-name="T2">30.0</text:span></text:p>
          </table:table-cell>
          <table:table-cell table:style-name="C6">
            <text:p text:style-name="P1"><text:span text:style-name="T2">35.0</text:span></text:p>
          </table:table-cell>
          <table:table-cell table:style-name="C6" table:number-columns-spanned="2">
            <text:p text:style-name="P1"><text:span text:style-name="T2">2.0</text:span></text:p>
          </table:table-cell>
          <table:covered-table-cell/>
          <table:table-cell table:style-name="C6">
            <text:p text:style-name="P1"><text:span text:style-name="T2">BADL</text:span></text:p>
          </table:table-cell>
          <table:table-cell table:style-name="C8" table:number-columns-spanned="2">
            <text:p text:style-name="P3"><text:span text:style-name="T2">84.09</text:span></text:p>
          </table:table-cell>
          <table:covered-table-cell/>
          <table:table-cell table:style-name="C6" table:number-columns-spanned="2">
            <text:p text:style-name="P1"><text:span text:style-name="T1">%</text:span></text:p>
          </table:table-cell>
          <table:covered-table-cell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6" table:number-columns-spanned="15">
            <text:p><draw:frame text:anchor-type="paragraph" draw:style-name="G0" svg:x="0.0in" svg:y="0.0in" svg:width="7.69in" svg:height="1.59in"><draw:image xlink:href="C:\proyectoWeb\Commerce\web\imagenes\piePagina.PNG" xlink:type="simple" xlink:show="embed" xlink:actuate="onLoad"/>
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3">
          <table:table-cell table:style-name="C0"/>
          <table:table-cell table:style-name="C6" table:number-columns-spanned="6">
            <text:p text:style-name="P1"><text:span text:style-name="T2">19/01/2022 8.07 P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8" table:number-columns-spanned="3">
            <text:p text:style-name="P3"><text:span text:style-name="T2">Pagina 1 de</text:span></text:p>
          </table:table-cell>
          <table:covered-table-cell/>
          <table:covered-table-cell/>
          <table:table-cell table:style-name="C7" table:number-columns-spanned="2">
            <text:p text:style-name="P2"><text:span text:style-name="T2">1</text:span></text:p>
          </table:table-cell>
          <table:covered-table-cell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